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TC" svg:font-family="'Noto Sans CJK TC'" style:font-family-generic="swiss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 CJK TC2" svg:font-family="'Noto Sans CJK TC'" style:font-adornments="Bold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23bc41" officeooo:paragraph-rsid="0032d2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TC" svg:font-family="'Noto Sans CJK TC'" style:font-family-generic="swiss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 CJK TC2" svg:font-family="'Noto Sans CJK TC'" style:font-adornments="Bold" style:font-family-generic="swiss" style:font-pitch="variable"/>
    <style:font-face style:name="Noto Sans CJK TC1" svg:font-family="'Noto Sans CJK TC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TC" fo:font-size="12pt" fo:language="en" fo:country="US" style:letter-kerning="true" style:font-name-asian="SimSun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TC" fo:font-size="12pt" fo:language="en" fo:country="US" style:letter-kerning="true" style:font-name-asian="SimSun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officeooo:rsid="000b801b" style:font-name-asian="Noto Sans CJK TC1" style:font-family-asian="'Noto Sans CJK TC'" style:font-style-name-asian="Regular" style:font-family-generic-asian="swiss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Noto Sans CJK TC1" style:font-family-asian="'Noto Sans CJK TC'" style:font-style-name-asian="Regular" style:font-family-generic-asian="swiss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shadow="non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28pt" fo:font-weight="bold" style:font-name-asian="Noto Sans CJK TC2" style:font-family-asian="'Noto Sans CJK TC'" style:font-style-name-asian="Bold" style:font-family-generic-asian="swiss" style:font-pitch-asian="variabl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-left="0.049cm" fo:padding-right="0.049cm" fo:padding-top="0.55cm" fo:padding-bottom="0.049cm" fo:border-left="none" fo:border-right="none" fo:border-top="0.06pt solid #000000" fo:border-bottom="non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left="0cm" fo:margin-right="0cm" style:wrap="parallel" style:number-wrapped-paragraphs="no-limit" style:wrap-contour="false" style:vertical-pos="top" style:vertical-rel="baseli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8cm" fo:page-height="60.799cm" style:num-format="1" style:print-orientation="portrait" fo:margin-top="0cm" fo:margin-bottom="20.001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8cm" fo:page-height="40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2:17:24.039920225</meta:creation-date>
    <meta:editing-duration>P0D</meta:editing-duration>
    <meta:editing-cycles>1</meta:editing-cycles>
    <meta:generator>LibreOffice/6.0.7.3$Linux_X86_64 LibreOffice_project/00m0$Build-3</meta:generator>
    <dc:title>note-odt</dc:titl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note-odt" xlink:href="../note-odt2.ott" meta:date="2021-09-20T12:17:22.675475499"/>
  </office:meta>
</office:document-meta>
</file>